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5cm" draw:marker-end-width="0.275cm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2" style:family="graphic" style:parent-style-name="standard">
      <style:graphic-properties svg:stroke-width="0.051cm" draw:marker-start-width="0.275cm" draw:marker-end-width="0.275cm" draw:fill-color="#c0c0c0" draw:textarea-horizontal-align="justify" draw:textarea-vertical-align="middle" draw:auto-grow-height="false" fo:padding-top="0.149cm" fo:padding-bottom="0.149cm" fo:padding-left="0.274cm" fo:padding-right="0.274cm"/>
    </style:style>
    <style:style style:name="gr3" style:family="graphic" style:parent-style-name="objectwithoutfill">
      <style:graphic-properties svg:stroke-width="0.051cm" draw:marker-start-width="0.275cm" draw:marker-end="Arrow" draw:marker-end-width="0.375cm" draw:fill="none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.051cm" draw:marker-start-width="0.275cm" draw:marker-end-width="0.275cm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5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397cm" svg:x="10.139cm" svg:y="1.17cm">
          <text:p text:style-name="P1">Parameter se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826cm" svg:height="1.143cm" svg:x="10.412cm" svg:y="5.742cm">
          <text:p text:style-name="P1">Se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898cm" svg:y1="2.567cm" svg:x2="12.898cm" svg:y2="5.742cm">
          <text:p/>
        </draw:line>
        <draw:custom-shape draw:style-name="gr2" draw:text-style-name="P1" draw:layer="layout" svg:width="5.588cm" svg:height="2.032cm" svg:x="1.235cm" svg:y="12.671cm">
          <text:p text:style-name="P1">Combined Profi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5.588cm" svg:height="2.286cm" svg:x="1.381cm" svg:y="7.774cm">
          <text:p text:style-name="P1">Program A</text:p>
          <text:p text:style-name="P1">(source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048cm" svg:y1="10.06cm" svg:x2="4.102cm" svg:y2="12.727cm">
          <text:p/>
        </draw:line>
        <draw:custom-shape draw:style-name="gr1" draw:text-style-name="P1" draw:layer="layout" svg:width="6.35cm" svg:height="1.778cm" svg:x="9.69cm" svg:y="8.917cm">
          <text:p text:style-name="P1">Parameter value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65cm" svg:y1="6.885cm" svg:x2="12.865cm" svg:y2="9.044cm">
          <text:p/>
        </draw:line>
        <draw:custom-shape draw:style-name="gr2" draw:text-style-name="P1" xml:id="id6" draw:id="id6" draw:layer="layout" svg:width="4.699cm" svg:height="2.032cm" svg:x="10.487cm" svg:y="12.727cm">
          <text:p text:style-name="P1">Compi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865cm" svg:y1="10.695cm" svg:x2="12.865cm" svg:y2="12.6cm">
          <text:p/>
        </draw:line>
        <draw:custom-shape draw:style-name="gr1" draw:text-style-name="P1" xml:id="id5" draw:id="id5" draw:layer="layout" svg:width="4.445cm" svg:height="2.413cm" svg:x="1.87cm" svg:y="17.091cm">
          <text:p text:style-name="P1">Profile of</text:p>
          <text:p text:style-name="P1">Program 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102cm" svg:y1="14.659cm" svg:x2="4.102cm" svg:y2="17.045cm">
          <text:p/>
        </draw:line>
        <draw:custom-shape draw:style-name="gr1" draw:text-style-name="P1" draw:layer="layout" svg:width="4.953cm" svg:height="2.159cm" svg:x="10.452cm" svg:y="17.299cm">
          <text:p text:style-name="P1">Program A</text:p>
          <text:p text:style-name="P1">(executable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65cm" svg:y1="14.759cm" svg:x2="12.865cm" svg:y2="17.299cm">
          <text:p/>
        </draw:line>
        <draw:custom-shape draw:style-name="gr4" draw:text-style-name="P1" draw:layer="layout" svg:width="4.445cm" svg:height="2.413cm" svg:x="1.943cm" svg:y="22.4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2.413cm" svg:x="2.142cm" svg:y="22.7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413cm" svg:x="2.442cm" svg:y="23.086cm">
          <text:p text:style-name="P1">Input Test</text:p>
          <text:p text:style-name="P1">Case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953cm" svg:height="1.905cm" svg:x="10.452cm" svg:y="22.968cm">
          <text:p text:style-name="P1">Exec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896cm" svg:y1="23.911cm" svg:x2="10.579cm" svg:y2="23.911cm">
          <text:p/>
        </draw:line>
        <draw:custom-shape draw:style-name="gr1" draw:text-style-name="P1" xml:id="id2" draw:id="id2" draw:layer="layout" svg:width="5.207cm" svg:height="1.778cm" svg:x="13.954cm" svg:y="26.473cm">
          <text:p text:style-name="P1">Running time of </text:p>
          <text:p text:style-name="P1">Program 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826cm" svg:height="2.667cm" svg:x="14.97cm" svg:y="2.905cm">
          <text:p text:style-name="P1">Space</text:p>
          <text:p text:style-name="P1">Exploration</text:p>
          <text:p text:style-name="P1">Strateg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929cm" svg:y1="24.873cm" svg:x2="16.557cm" svg:y2="26.473cm" draw:start-shape="id1" draw:start-glue-point="8" draw:end-shape="id2" draw:end-glue-point="0" svg:d="m12929 24873v800h3628v800">
          <text:p/>
        </draw:connector>
        <draw:connector draw:style-name="gr3" draw:text-style-name="P1" draw:layer="layout" svg:x1="17.383cm" svg:y1="5.572cm" svg:x2="15.238cm" svg:y2="6.314cm" draw:start-shape="id3" draw:start-glue-point="2" draw:end-shape="id4" draw:end-glue-point="10" svg:d="m17383 5572v742h-2145">
          <text:p/>
        </draw:connector>
        <draw:connector draw:style-name="gr3" draw:text-style-name="P1" draw:layer="layout" svg:x1="6.315cm" svg:y1="18.297cm" svg:x2="10.487cm" svg:y2="13.743cm" draw:start-shape="id5" draw:start-glue-point="1" draw:end-shape="id6" draw:end-glue-point="6" svg:d="m6315 18297h2085v-4554h2087">
          <text:p/>
        </draw:connector>
        <draw:line draw:style-name="gr3" draw:text-style-name="P1" draw:layer="layout" svg:x1="12.938cm" svg:y1="19.415cm" svg:x2="12.938cm" svg:y2="22.971cm">
          <text:p/>
        </draw:line>
        <draw:connector draw:style-name="gr5" draw:text-style-name="P1" draw:layer="layout" svg:x1="6.969cm" svg:y1="8.917cm" svg:x2="10.487cm" svg:y2="13.743cm" draw:start-shape="id7" draw:start-glue-point="1" draw:end-shape="id6" draw:end-glue-point="6" svg:d="m6969 8917h1759v4826h17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ardo Rocha</meta:initial-creator>
    <meta:creation-date>2013-02-14T16:16:24</meta:creation-date>
    <dc:date>2013-02-15T15:59:49</dc:date>
    <dc:creator>Ricardo Rocha</dc:creator>
    <meta:editing-duration>PT5M46S</meta:editing-duration>
    <meta:editing-cycles>2</meta:editing-cycles>
    <meta:generator>LibreOffice/3.5$Linux_X86_64 LibreOffice_project/350m1$Build-2</meta:generator>
    <meta:document-statistic meta:object-count="26"/>
  </office:meta>
</office:document-meta>
</file>